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ext-properties fo:color="#660066"/>
    </style:style>
    <style:style style:name="ce14" style:family="table-cell" style:parent-style-name="Default">
      <style:table-cell-properties fo:background-color="transparent"/>
      <style:text-properties fo:color="#006600"/>
    </style:style>
    <style:style style:name="ce15" style:family="table-cell" style:parent-style-name="Default">
      <style:text-properties fo:color="#000099"/>
    </style:style>
    <style:style style:name="ce16" style:family="table-cell" style:parent-style-name="Default">
      <style:table-cell-properties fo:background-color="#cc9966"/>
    </style:style>
    <style:style style:name="ce17" style:family="table-cell" style:parent-style-name="Default">
      <style:table-cell-properties fo:background-color="#cc9999"/>
    </style:style>
    <style:style style:name="ce18" style:family="table-cell" style:parent-style-name="Default">
      <style:table-cell-properties fo:background-color="#cccc99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 from rank 0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table:style-name="ce13" office:value-type="string" calcext:value-type="string">
            <text:p>invert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4" office:value-type="string" calcext:value-type="string">
            <text:p>Bcast O(mm) from rank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table:style-name="ce15" office:value-type="string" calcext:value-type="string">
            <text:p>multiply O(m m)O(m 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m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4" office:value-type="string" calcext:value-type="string">
            <text:p>Bcast O(1) from rank k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1 m)O(m 1)</text:p>
          </table:table-cell>
          <table:table-cell table:number-columns-repeated="3"/>
          <table:table-cell office:value-type="string" calcext:value-type="string">
            <text:p>dznrm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m)O(m1)</text:p>
          </table:table-cell>
          <table:table-cell table:number-columns-repeated="3"/>
          <table:table-cell office:value-type="string" calcext:value-type="string">
            <text:p>zgemv fail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(p-j) 1)O(1 m)</text:p>
          </table:table-cell>
          <table:table-cell table:number-columns-repeated="3"/>
          <table:table-cell office:value-type="string" calcext:value-type="string">
            <text:p>zger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4"/>
          <table:table-cell office:value-type="string" calcext:value-type="string">
            <text:p>zher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m)O(m p)</text:p>
          </table:table-cell>
          <table:table-cell table:number-columns-repeated="4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3" office:value-type="string" calcext:value-type="string">
            <text:p>invert O(pp)</text:p>
          </table:table-cell>
          <table:table-cell table:number-columns-repeated="4"/>
          <table:table-cell office:value-type="string" calcext:value-type="string">
            <text:p>ztrt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p)O(p p)</text:p>
          </table:table-cell>
          <table:table-cell table:number-columns-repeated="4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p)O(p m)</text:p>
          </table:table-cell>
          <table:table-cell table:number-columns-repeated="4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Bcast O(mm) from rank <text:span text:style-name="T1">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/>
          <table:table-cell table:style-name="ce15" office:value-type="string" calcext:value-type="string">
            <text:p>multiply O(p m)O(m p)</text:p>
          </table:table-cell>
          <table:table-cell table:number-columns-repeated="4"/>
          <table:table-cell office:value-type="string" calcext:value-type="string">
            <text:p>zher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m)O(m p)</text:p>
          </table:table-cell>
          <table:table-cell table:number-columns-repeated="3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3" office:value-type="string" calcext:value-type="string">
            <text:p>invert O(pp)</text:p>
          </table:table-cell>
          <table:table-cell table:number-columns-repeated="3"/>
          <table:table-cell office:value-type="string" calcext:value-type="string">
            <text:p>ztrt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p)O(p p)</text:p>
          </table:table-cell>
          <table:table-cell table:number-columns-repeated="3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p)O(p m)</text:p>
          </table:table-cell>
          <table:table-cell table:number-columns-repeated="3"/>
          <table:table-cell office:value-type="string" calcext:value-type="string">
            <text:p>zgem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4" office:value-type="string" calcext:value-type="string">
            <text:p>Bcast O(1) from rank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00-00-00</text:date>, <text:time style:data-style-name="N2" text:time-value="10:11:55.536600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9-15T10:16:54.729801924</dc:date>
    <meta:editing-duration>PT14H30M49S</meta:editing-duration>
    <meta:editing-cycles>30</meta:editing-cycles>
    <meta:generator>LibreOffice/4.2.8.2$Linux_X86_64 LibreOffice_project/420m0$Build-2</meta:generator>
    <meta:document-statistic meta:table-count="1" meta:cell-count="235" meta:object-count="0"/>
  </office:meta>
</office:document-meta>
</file>